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6">
      <style:text-properties fo:language="pl" fo:country="PL" officeooo:rsid="0020bd05" officeooo:paragraph-rsid="002322a3"/>
    </style:style>
    <style:style style:name="P2" style:family="paragraph" style:parent-style-name="Text_20_body" style:list-style-name="L3">
      <style:text-properties fo:language="pl" fo:country="PL" officeooo:rsid="0021d769" officeooo:paragraph-rsid="0021d769"/>
    </style:style>
    <style:style style:name="P3" style:family="paragraph" style:parent-style-name="Text_20_body" style:list-style-name="L5">
      <style:text-properties fo:language="pl" fo:country="PL" officeooo:rsid="0021d769" officeooo:paragraph-rsid="002322a3"/>
    </style:style>
    <style:style style:name="P4" style:family="paragraph" style:parent-style-name="Text_20_body" style:list-style-name="L6">
      <style:text-properties fo:language="pl" fo:country="PL" officeooo:rsid="002516db" officeooo:paragraph-rsid="002516db"/>
    </style:style>
    <style:style style:name="P5" style:family="paragraph" style:parent-style-name="Text_20_body">
      <style:text-properties fo:language="pl" fo:country="PL" officeooo:rsid="00269dcb" officeooo:paragraph-rsid="00269dcb"/>
    </style:style>
    <style:style style:name="P6" style:family="paragraph" style:parent-style-name="Text_20_body" style:list-style-name="L7">
      <style:text-properties fo:language="pl" fo:country="PL" officeooo:rsid="00269dcb" officeooo:paragraph-rsid="00269dcb"/>
    </style:style>
    <style:style style:name="P7" style:family="paragraph" style:parent-style-name="Text_20_body" style:list-style-name="L2">
      <style:text-properties officeooo:paragraph-rsid="0020bd05"/>
    </style:style>
    <style:style style:name="P8" style:family="paragraph" style:parent-style-name="Text_20_body" style:list-style-name="L2">
      <style:text-properties officeooo:rsid="0021d769" officeooo:paragraph-rsid="0021d769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pl" fo:country="PL" officeooo:rsid="0020bd05" officeooo:paragraph-rsid="0020bd05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20bd05"/>
    </style:style>
    <style:style style:name="T3" style:family="text">
      <style:text-properties fo:language="pl" fo:country="PL" officeooo:rsid="0021d769"/>
    </style:style>
    <style:style style:name="T4" style:family="text">
      <style:text-properties officeooo:rsid="0021d769"/>
    </style:style>
    <style:style style:name="T5" style:family="text">
      <style:text-properties officeooo:rsid="002322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. <text:bookmark-start text:name="__DdeLink__701_1602523671"/>Dodanie nowego ćwiczącego do bazy<text:bookmark-end text:name="__DdeLink__701_1602523671"/></text:p>
      <text:list xml:id="list7900152108124268574" text:style-name="L2">
        <text:list-item>
          <text:p text:style-name="P7"><text:span text:style-name="T3">użytkownik wchodzi</text:span><text:span text:style-name="T2"> na listę ćwiczących w wybranej sekcji</text:span></text:p>
        </text:list-item>
        <text:list-item>
          <text:p text:style-name="P8"><text:span text:style-name="T2">o</text:span><text:span text:style-name="T1">twiera formularz dodawania ćwiczących</text:span></text:p>
        </text:list-item>
        <text:list-item>
          <text:p text:style-name="P8"><text:span text:style-name="T1">wprowadza dane nowego ćwiczącego</text:span></text:p>
        </text:list-item>
        <text:list-item>
          <text:p text:style-name="P8"><text:span text:style-name="T1">zapisuje formularz dodawania ćwiczących</text:span></text:p>
        </text:list-item>
        <text:list-item>
          <text:p text:style-name="P8"><text:span text:style-name="T1">system zapisuje dane i wyświetla listę uzupełnioną o nowego ćwiczącego</text:span></text:p>
        </text:list-item>
      </text:list>
      <text:p text:style-name="P9">2. <text:bookmark-start text:name="__DdeLink__703_1602523671"/>Wydrukowanie listy obecności <text:span text:style-name="T4">dla wybranej grupy</text:span><text:bookmark-end text:name="__DdeLink__703_1602523671"/></text:p>
      <text:list xml:id="list5734991046814773056" text:style-name="L3">
        <text:list-item>
          <text:p text:style-name="P2">użytkownik wchodzi na listę grup w wybranej sekcji</text:p>
        </text:list-item>
        <text:list-item>
          <text:p text:style-name="P2">zaznacza interesującą go grupę i wykonuje akcję „Generuj listę obecności”</text:p>
        </text:list-item>
        <text:list-item>
          <text:p text:style-name="P2">system wyświetla formularz z opcjami wydruku (rozmiar czcionki, ilość dodatkowych pustych pozycji, miesiąc)</text:p>
        </text:list-item>
        <text:list-item>
          <text:p text:style-name="P2">użytkownik wybiera odpowiednie opcje i wybiera akcję „Generuj”</text:p>
        </text:list-item>
        <text:list-item>
          <text:p text:style-name="P2">system generuje plik PDF z podsumowanie informacji o ćwiczących w danej grupie (wiersze), listą dni treningowych dla danej grupy (kolumny) oraz pustymi polami na oznaczenie obecności każdego ćwiczącego</text:p>
        </text:list-item>
        <text:list-item>
          <text:p text:style-name="P2">przeglądarka automatycznie wyświetla możliwość otwarcia lub zapisania otrzymanego pliku PDF</text:p>
        </text:list-item>
        <text:list-item>
          <text:p text:style-name="P2">użytkownik drukuje otrzymany plik PDF przy użyciu dostępnej lokalnie przeglądarki plików PDF</text:p>
        </text:list-item>
      </text:list>
      <text:p text:style-name="P9">3. Wydrukowanie listy płatności</text:p>
      <text:list xml:id="list1519892866412561273" text:style-name="L5">
        <text:list-item>
          <text:p text:style-name="P3">użytkownik wchodzi na listę grup w wybranej sekcji</text:p>
        </text:list-item>
        <text:list-item>
          <text:p text:style-name="P3">zaznacza interesującą go grupę i wykonuje akcję „Generuj listę <text:span text:style-name="T5">płatności</text:span>”</text:p>
        </text:list-item>
        <text:list-item>
          <text:p text:style-name="P3">system wyświetla formularz z opcjami wydruku (rozmiar czcionki, ilość dodatkowych pustych pozycji, miesiąc)</text:p>
        </text:list-item>
        <text:list-item>
          <text:p text:style-name="P3">użytkownik wybiera odpowiednie opcje i wybiera akcję „Generuj”</text:p>
        </text:list-item>
        <text:list-item>
          <text:p text:style-name="P3">system generuje plik PDF z podsumowanie informacji o ćwiczących w danej grupie (wiersze), <text:span text:style-name="T5">rodzajami opłat</text:span> (<text:span text:style-name="T5">MultiSport, Przelew, Gotówka</text:span>) oraz <text:span text:style-name="T5">datą (kolumny)</text:span></text:p>
        </text:list-item>
        <text:list-item>
          <text:p text:style-name="P3">przeglądarka automatycznie wyświetla możliwość otwarcia lub zapisania otrzymanego pliku PDF</text:p>
        </text:list-item>
        <text:list-item>
          <text:p text:style-name="P3">użytkownik drukuje otrzymany plik PDF przy użyciu dostępnej lokalnie przeglądarki plików PDF</text:p>
        </text:list-item>
      </text:list>
      <text:p text:style-name="P9">4. <text:bookmark-start text:name="__DdeLink__705_1602523671"/>Dodanie nowego wydarzenia<text:bookmark-end text:name="__DdeLink__705_1602523671"/></text:p>
      <text:list xml:id="list3784351927152528695" text:style-name="L6">
        <text:list-item>
          <text:p text:style-name="P1"><text:span text:style-name="T4">użytkownik wchodzi</text:span> na listę <text:span text:style-name="T5">wydarzeń</text:span> w wybranej sekcji</text:p>
        </text:list-item>
        <text:list-item>
          <text:p text:style-name="P4">wybiera akcję „Dodaj wydarzenie”</text:p>
        </text:list-item>
        <text:list-item>
          <text:p text:style-name="P4">system wyświetla formularz dodawania wydarzeń z nazwą, datą, typem wydarzenia (Zgrupowanie, Staż, Egzamin, Pokaz) oraz listą uczestników (umożliwiającą wybór spośród ćwiczących z dowolnej sekcji, ale domyślnie z aktualnie wybranej)</text:p>
        </text:list-item>
        <text:list-item>
          <text:p text:style-name="P4">użytkownik uzupełnia formularz podając informacje o wydarzeniu i dodając uczestników, a następnie <text:soft-page-break/>wybiera akcję „Dodaj”</text:p>
        </text:list-item>
        <text:list-item>
          <text:p text:style-name="P4">system zapisuje wydarzenie i wyświetla listę wydarzeń w danej sekcji uzupełnioną o nowe wydarzenie</text:p>
        </text:list-item>
      </text:list>
      <text:p text:style-name="P5">5. Wprowadzenie danych o obecnościach w danej grupie w danym miesiącu zajęciowym</text:p>
      <text:list xml:id="list6025192480786672800" text:style-name="L7">
        <text:list-item>
          <text:p text:style-name="P6">uzupełnić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549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81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089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359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62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899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16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43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7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20:57:13.037407903</meta:creation-date>
    <dc:date>2016-04-23T12:33:24.575234697</dc:date>
    <meta:editing-duration>PT1H5M59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30" meta:word-count="330" meta:character-count="2338" meta:non-whitespace-character-count="2063"/>
  </office:meta>
</office:document-meta>
</file>